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UBUcuerpoTrabajo">
      <style:paragraph-properties fo:margin-left="0cm" fo:margin-right="0cm" fo:text-indent="0cm" style:auto-text-indent="false"/>
    </style:style>
    <style:style style:name="P3" style:family="paragraph" style:parent-style-name="UBUcuerpoTrabajo"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En este apartado se describen las metodologías usadas y las herramientas de desarrollo que se han utilizado en el presente trabajo.</text:p>
      <text:h text:style-name="Heading_20_2" text:outline-level="2">Metodología ágil Scrum</text:h>
      <text:p text:style-name="UBUcuerpoTrabajo">Scrum es una metodología de desarrollo ágil, la cual, esta basada en iteraciones llamadas springs. Cada iteración termina con una pieza de software que añade una nueva funcionalidad o mejora las ya existentes. Esta iteraciones suelen durar de 2 a 4 semanas.</text:p>
      <text:p text:style-name="UBUcuerpoTrabajo">Como elementos clave del Scrum podemos encontrar:</text:p>
      <text:list xml:id="list6024395279602299366" text:style-name="L1">
        <text:list-item>
          <text:p text:style-name="P3">Entregas periódicas de de funcionalidades del producto que se está desarollando</text:p>
        </text:list-item>
        <text:list-item>
          <text:p text:style-name="P3">Se desarrolla una serie de reuniones de equipo para determinar las tareas que se van a realizar en cada iteración.</text:p>
        </text:list-item>
      </text:list>
      <text:p text:style-name="UBUcuerpoTrabajo"/>
      <text:p text:style-name="UBUcuerpoTrabajo">Para el desarrollo del presente trabajo, las iteraciones se han desarrollado con un periodo de una semana.</text:p>
      <text:h text:style-name="Heading_20_2" text:outline-level="2">Alternativas estudiadas</text:h>
      <table:table table:name="Tabla1" table:style-name="Tabla1">
        <table:table-column table:style-name="Tabla1.A"/>
        <table:table-column table:style-name="Tabla1.B"/>
        <table:table-header-rows>
          <table:table-row>
            <table:table-cell table:style-name="Tabla1.A1" office:value-type="string">
              <text:p text:style-name="P1">Encabezado de la tabla<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1"/>
            </table:table-cell>
          </table:table-row>
        </table:table-header-rows>
        <table:table-row>
          <table:table-cell table:style-name="Tabla1.A2" office:value-type="string">
            <text:p text:style-name="Table_20_Contents">Eclipse</text:p>
          </table:table-cell>
          <table:table-cell table:style-name="Tabla1.B2" office:value-type="string">
            <text:p text:style-name="Table_20_Contents"/>
          </table:table-cell>
        </table:table-row>
        <table:table-row>
          <table:table-cell table:style-name="Tabla1.A2" office:value-type="string">
            <text:p text:style-name="Table_20_Contents">ImageJ</text:p>
          </table:table-cell>
          <table:table-cell table:style-name="Tabla1.B2" office:value-type="string">
            <text:p text:style-name="Table_20_Contents"/>
          </table:table-cell>
        </table:table-row>
        <table:table-row>
          <table:table-cell table:style-name="Tabla1.A2" office:value-type="string">
            <text:p text:style-name="Table_20_Contents">Sugar</text:p>
          </table:table-cell>
          <table:table-cell table:style-name="Tabla1.B2" office:value-type="string">
            <text:p text:style-name="Table_20_Contents"/>
          </table:table-cell>
        </table:table-row>
      </table:table>
      <text:p text:style-name="Table">Tabla <text:sequence text:ref-name="refTable0" text:name="Table" text:formula="ooow:Table+1" style:num-format="1">1</text:sequence>: Ejemplo de tabla</text:p>
      <text:p text:style-name="Text_20_body"/>
      <text:h text:style-name="Heading_20_3" text:outline-level="3">Alternativa1</text:h>
      <text:p text:style-name="UBUcuerpoTrabajo">{Razones por las que se descartó.}</text:p>
      <text:h text:style-name="Heading_20_3" text:outline-level="3">Alternativa2</text:h>
      <text:p text:style-name="UBUcuerpoTrabajo">{}</text:p>
      <text:p text:style-name="UBUcuerpoTrabajo"/>
      <text:h text:style-name="Heading_20_2" text:outline-level="2">Herramientas</text:h>
      <text:p text:style-name="UBUcuerpoTrabajo">En esta sección aparecen cada una de las herramientas utilizadas para la realización del proyecto.</text:p>
      <text:p text:style-name="UBUcuerpoTrabajo"/>
      <text:h text:style-name="Heading_20_3" text:outline-level="3">NetBeans</text:h>
      <text:p text:style-name="UBUcuerpoTrabajo">Como entorno de desarrollo de la aplicación por parte del servidor se ha utilizado NetBeans. Se ha decidido trabajar con esta herramienta por su incorporación de el servidor de Glassfish.</text:p>
      <text:p text:style-name="UBUcuerpoTrabajo">NetBeans es un proyecto open source fundado por Sun MicroSystem. El IDE soporta todos los tipos de aplicación Java(J2SE,web y aplicaciones móviles</text:p>
      <text:p text:style-name="UBUcuerpoTrabajo"/>
      <text:p text:style-name="UBUcuerpoTrabajo">Página web de la herramienta: <text:a xlink:type="simple" xlink:href="https://netbeans.org/" text:style-name="Internet_20_link" text:visited-style-name="Visited_20_Internet_20_Link">https://netbeans.org/</text:a></text:p>
      <text:h text:style-name="Heading_20_3" text:outline-level="3"><text:soft-page-break/>Android Studio</text:h>
      <text:p text:style-name="UBUcuerpoTrabajo">Android Studio es un entorno de desarrollo para la plataforma de Android, basado bajo el software de IntelliJ IDEA y desarrollado por Google. Como principales características soporta refactorizaciones especificas para Android, y plantillas para la creación de diseños.</text:p>
      <text:p text:style-name="UBUcuerpoTrabajo"/>
      <text:p text:style-name="UBUcuerpoTrabajo">Página web de la herramienta: <text:a xlink:type="simple" xlink:href="http://developer.android.com/intl/es/sdk/index.html" text:style-name="Internet_20_link" text:visited-style-name="Visited_20_Internet_20_Link">http://developer.android.com/intl/es/sdk/index.html</text:a></text:p>
      <text:h text:style-name="Heading_20_3" text:outline-level="3">Teserract OCR</text:h>
      <text:p text:style-name="UBUcuerpoTrabajo">Teserract es un motor OCR desarrollado actualmente por Goolge bajo licencia apache.</text:p>
      <text:p text:style-name="P2">Esta considerado uno de los mejores motores en cuanto precisión, multiplataforma y con una versión para android, sin embargo el funcionamiento y precisión de esta versión esta lejos de una versión mas madura como las de escritorio, por ello se ha decidido incorporar esta funcionalidad en la parte del servidor.[]</text:p>
      <text:p text:style-name="P2"/>
      <text:p text:style-name="UBUcuerpoTrabajo">Página web de la herramienta: <text:a xlink:type="simple" xlink:href="https://github.com/tesseract-ocr/tesseract" text:style-name="Internet_20_link" text:visited-style-name="Visited_20_Internet_20_Link">https://github.com/tesseract-ocr/tesseract</text:a></text:p>
      <text:h text:style-name="Heading_20_3" text:outline-level="3">OpenCV</text:h>
      <text:p text:style-name="UBUcuerpoTrabajo">OpenCv es una librería de procesamiento de imágenes. Esta librería contiene una gran cantidad de algoritmos para el procesado de imágenes y una comunidad de usuarios muy elevada. La ventaja de OpenCV es su versatilidad a la hora de emplearse en diferentes plataformas y S.O. Utiliza una licencia BSD</text:p>
      <text:p text:style-name="UBUcuerpoTrabajo"/>
      <text:p text:style-name="UBUcuerpoTrabajo">Página web de la herramienta: <text:a xlink:type="simple" xlink:href="http://opencv.org/" text:style-name="Internet_20_link" text:visited-style-name="Visited_20_Internet_20_Link">http://opencv.org/</text:a></text:p>
      <text:h text:style-name="Heading_20_3" text:outline-level="3">SQLite</text:h>
      <text:p text:style-name="UBUcuerpoTrabajo">SQLite es un motor de base de datos relacional, como principal característica destaca por su pequeño tamaño del fichero utilizado para contener los datos, por ello es perfecto para dispositivos de memoria limitada como smartphones o werables.</text:p>
      <text:p text:style-name="UBUcuerpoTrabajo"/>
      <text:p text:style-name="UBUcuerpoTrabajo">Página web de la herramienta: <text:a xlink:type="simple" xlink:href="https://www.sqlite.org/" text:style-name="Internet_20_link" text:visited-style-name="Visited_20_Internet_20_Link">https://www.sqlite.org</text:a></text:p>
      <text:h text:style-name="Heading_20_3" text:outline-level="3">Bitbucket</text:h>
      <text:p text:style-name="UBUcuerpoTrabajo">Bitbucker es una web de alojamiento de proyectos basados en Git o Mercurial. Esta herramienta nos permite tener un control de versiones de nuestros proyecto, como principal ventaja es la privacidad de estos de forma gratuita.</text:p>
      <text:p text:style-name="UBUcuerpoTrabajo"><text:s/>Página web de la herramienta: <text:a xlink:type="simple" xlink:href="https://bitbucket.org/" text:style-name="Internet_20_link" text:visited-style-name="Visited_20_Internet_20_Link">https://bitbucket.org/</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18</text:editing-cycles> <text:title/><text:modification-date style:data-style-name="N103">11/nov/15</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2$Unix OpenOffice.org_project/412m3$Build-9782</meta:generator>
    <dc:date>2015-11-11T18:52:44</dc:date>
    <dc:creator>Roberto Miranda Pérez</dc:creator>
    <meta:editing-duration>PT2H47M8S</meta:editing-duration>
    <meta:editing-cycles>18</meta:editing-cycles>
    <meta:document-statistic meta:table-count="1" meta:image-count="0" meta:object-count="0" meta:page-count="2" meta:paragraph-count="42" meta:word-count="499" meta:character-count="3335"/>
  </office:meta>
</office:document-meta>
</file>